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5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3.78mm"/>
    </style:style>
    <style:style style:name="co6" style:family="table-column">
      <style:table-column-properties fo:break-before="auto" style:column-width="12.42mm"/>
    </style:style>
    <style:style style:name="co7" style:family="table-column">
      <style:table-column-properties fo:break-before="auto" style:column-width="38.96mm"/>
    </style:style>
    <style:style style:name="co8" style:family="table-column">
      <style:table-column-properties fo:break-before="auto" style:column-width="74.28mm"/>
    </style:style>
    <style:style style:name="co9" style:family="table-column">
      <style:table-column-properties fo:break-before="auto" style:column-width="51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9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solid #ff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99pt solid #00a933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22" style:family="table-cell" style:parent-style-name="Default" style:data-style-name="N104"/>
    <style:style style:name="ce28" style:family="table-cell" style:parent-style-name="Default">
      <style:text-properties style:font-name="Times New Roman"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860d" style:font-name="Times New Roman" fo:font-size="20pt" style:font-size-asian="20pt" style:font-size-complex="2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="0.06pt solid #000000"/>
      <style:text-properties style:font-name="Times New Roman" fo:font-size="20pt" style:font-size-asian="20pt" style:font-size-complex="2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style:font-name="Times New Roman" fo:font-size="20pt" style:font-size-asian="20pt" style:font-size-complex="2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a933" style:font-name="Times New Roman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80" style:font-name="Times New Roman" fo:font-size="20pt" style:font-size-asian="20pt" style:font-size-complex="2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8000" style:font-name="Times New Roman" fo:font-size="20pt" style:font-size-asian="20pt" style:font-size-complex="20pt"/>
    </style:style>
    <style:style style:name="ce3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ff0000" style:font-name="Times New Roman"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a6099" style:font-name="Times New Roman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7b3d00" style:font-name="Times New Roman"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20pt" style:font-size-asian="20pt" style:font-size-complex="20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a7500" style:font-name="Times New Roman" fo:font-size="20pt" style:font-size-asian="20pt" style:font-size-complex="20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ea7500" style:font-name="Times New Roman" fo:font-size="20pt" style:font-size-asian="20pt" style:font-size-complex="20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20pt" style:font-size-asian="20pt" style:font-size-complex="20pt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2a6099" style:font-name="Times New Roman" fo:font-size="20pt" style:font-size-asian="20pt" style:font-size-complex="20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2a6099" style:font-name="Times New Roman" fo:font-size="20pt" style:font-size-asian="20pt" style:font-size-complex="2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00" style:font-name="Times New Roman" fo:font-size="20pt" style:font-size-asian="20pt" style:font-size-complex="20pt"/>
    </style:style>
    <style:style style:name="ce64" style:family="table-cell" style:parent-style-name="Default">
      <style:table-cell-properties fo:border="none"/>
      <style:text-properties style:font-name="Times New Roman" fo:font-size="20pt" style:font-size-asian="20pt" style:font-size-complex="20pt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font-name="Times New Roman" fo:font-size="20pt" style:font-size-asian="20pt" style:font-size-complex="20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0pt" style:font-size-asian="20pt" style:font-size-complex="20pt"/>
    </style:style>
    <style:style style:name="ce6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72" style:family="table-cell" style:parent-style-name="Default">
      <style:text-properties fo:color="#ff0000" style:font-name="Times New Roman" fo:font-size="20pt" style:font-size-asian="20pt" style:font-size-complex="20pt"/>
    </style:style>
    <style:style style:name="ce8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color="#000000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9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1"/>
          <table:table-cell table:number-columns-repeated="3" table:style-name="ce10"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5">
            <text:p>f(x,y) =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/>
          <table:table-cell table:style-name="ce14" office:value-type="string" calcext:value-type="string" table:number-columns-spanned="1" table:number-rows-spanned="5">
            <text:p>f(x,y) =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4" office:value-type="string" calcext:value-type="string" table:number-columns-spanned="1" table:number-rows-spanned="5">
            <text:p>f(x,y) =</text:p>
          </table:table-cell>
          <table:table-cell table:style-name="ce10" office:value-type="string" calcext:value-type="string">
            <text:p>?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covered-table-cell table:style-name="ce2"/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5" office:value-type="string" calcext:value-type="string" table:number-columns-spanned="1" table:number-rows-spanned="3">
            <text:p>g(x,y)=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/>
          <table:covered-table-cell table:style-name="ce2"/>
          <table:table-cell table:style-name="ce4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covered-table-cell/>
          <table:table-cell table:style-name="ce10" office:value-type="string" calcext:value-type="string">
            <text:p>?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covered-table-cell table:style-name="ce2"/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covered-table-cell table:style-name="ce2"/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1" calcext:value-type="float">
            <text:p>-1</text:p>
          </table:table-cell>
          <table:table-cell/>
          <table:covered-table-cell table:style-name="ce2"/>
          <table:table-cell table:style-name="ce4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/>
          <table:covered-table-cell/>
          <table:table-cell table:style-name="ce4" office:value-type="string" calcext:value-type="string">
            <text:p>?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covered-table-cell table:style-name="ce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covered-table-cell table:style-name="ce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/>
          <table:covered-table-cell table:style-name="ce2"/>
          <table:table-cell table:style-name="ce4"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covered-table-cell/>
          <table:table-cell table:style-name="ce4" office:value-type="string" calcext:value-type="string">
            <text:p>?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covered-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7"/>
          <table:covered-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/>
          <table:covered-table-cell/>
          <table:table-cell table:style-name="ce4" office:value-type="string" calcext:value-type="string">
            <text:p>?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7"/>
          <table:table-cell table:style-name="ce2"/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8" table:number-columns-spanned="11" table:number-rows-spanned="1"/>
          <table:covered-table-cell table:number-columns-repeated="10"/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7" office:value-type="string" calcext:value-type="string" table:number-columns-spanned="1" table:number-rows-spanned="5">
            <text:p>f(x,y) =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8" table:formula="of:=SUM((0*4)+(-1*4)+(0*3)+(-1*6)+(4*6)+(-1*5)+(0*5)+(-1*6)+(0*6))" office:value-type="float" office:value="3" calcext:value-type="float" table:number-columns-spanned="11" table:number-rows-spanned="1">
            <text:p>3</text:p>
          </table:table-cell>
          <table:covered-table-cell table:number-columns-repeated="10"/>
          <table:table-cell table:number-columns-repeated="9"/>
        </table:table-row>
        <table:table-row table:style-name="ro1">
          <table:covered-table-cell table:style-name="ce2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8" table:formula="of:=SUM((0*4)+(-1*3)+(0*5)+(-1*6)+(4*5)+(-1*5)+(0*6)+(-1*6)+(0*6))" office:value-type="float" office:value="0" calcext:value-type="float" table:number-columns-spanned="11" table:number-rows-spanned="1">
            <text:p>0</text:p>
          </table:table-cell>
          <table:covered-table-cell table:number-columns-repeated="10"/>
          <table:table-cell table:number-columns-repeated="9"/>
        </table:table-row>
        <table:table-row table:style-name="ro1">
          <table:covered-table-cell table:style-name="ce2"/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8" table:formula="of:=SUM((0*3)+(-1*5)+(0*4)+(-1*5)+(4*5)+(-1*2)+(0*6)+(-1*6)+(0*2))" office:value-type="float" office:value="2" calcext:value-type="float" table:number-columns-spanned="11" table:number-rows-spanned="1">
            <text:p>2</text:p>
          </table:table-cell>
          <table:covered-table-cell table:number-columns-repeated="10"/>
          <table:table-cell table:number-columns-repeated="9"/>
        </table:table-row>
        <table:table-row table:style-name="ro1">
          <table:covered-table-cell table:style-name="ce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8" table:formula="of:=SUM((0*6)+(-1*6)+(0*5)+(-1*5)+(4*6)+(-1*6)+(0*6)+(-1*7)+(0*5))" office:value-type="float" office:value="0" calcext:value-type="float" table:number-columns-spanned="11" table:number-rows-spanned="1">
            <text:p>0</text:p>
          </table:table-cell>
          <table:covered-table-cell table:number-columns-repeated="10"/>
          <table:table-cell table:number-columns-repeated="9"/>
        </table:table-row>
        <table:table-row table:style-name="ro1">
          <table:covered-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/>
          <table:table-cell table:style-name="ce8" table:formula="of:=SUM((0*6)+(-1*5)+(0*5)+(-1*6)+(4*6)+(-1*6)+(0*7)+(-1*5)+(0*5))" office:value-type="float" office:value="2" calcext:value-type="float" table:number-columns-spanned="11" table:number-rows-spanned="1">
            <text:p>2</text:p>
          </table:table-cell>
          <table:covered-table-cell table:number-columns-repeated="10"/>
          <table:table-cell table:number-columns-repeated="9"/>
        </table:table-row>
        <table:table-row table:style-name="ro1">
          <table:table-cell table:number-columns-repeated="7"/>
          <table:table-cell table:style-name="ce8" table:formula="of:=SUM((0*5)+(-1*5)+(0*2)+(-1*6)+(4*6)+(-1*2)+(0*5)+(-1*5)+(0*3))" office:value-type="float" office:value="6" calcext:value-type="float" table:number-columns-spanned="11" table:number-rows-spanned="1">
            <text:p>6</text:p>
          </table:table-cell>
          <table:covered-table-cell table:number-columns-repeated="10"/>
          <table:table-cell table:number-columns-repeated="9"/>
        </table:table-row>
        <table:table-row table:style-name="ro1">
          <table:table-cell table:number-columns-repeated="7"/>
          <table:table-cell table:style-name="ce8" table:formula="of:=SUM((0*5)+(-1*6)+(0*6)+(-1*6)+(4*7)+(-1*5)+(0*3)+(-1*5)+(0*2))" office:value-type="float" office:value="6" calcext:value-type="float" table:number-columns-spanned="11" table:number-rows-spanned="1">
            <text:p>6</text:p>
          </table:table-cell>
          <table:covered-table-cell table:number-columns-repeated="10"/>
          <table:table-cell table:number-columns-repeated="9"/>
        </table:table-row>
        <table:table-row table:style-name="ro1">
          <table:table-cell table:number-columns-repeated="7"/>
          <table:table-cell table:style-name="ce8" table:formula="of:=SUM((0*6)+(-1*6)+(0*6)+(-1*7)+(4*5)+(-1*5)+(0*5)+(-1*2)+(0*4))" office:value-type="float" office:value="0" calcext:value-type="float" table:number-columns-spanned="11" table:number-rows-spanned="1">
            <text:p>0</text:p>
          </table:table-cell>
          <table:covered-table-cell table:number-columns-repeated="10"/>
          <table:table-cell table:number-columns-repeated="9"/>
        </table:table-row>
        <table:table-row table:style-name="ro1">
          <table:table-cell table:number-columns-repeated="7"/>
          <table:table-cell table:style-name="ce8" table:formula="of:=SUM((0*6)+(-1*6)+(0*2)+(-1*5)+(4*5)+(-1*3)+(0*2)+(-1*4)+(0*4))" office:value-type="float" office:value="2" calcext:value-type="float" table:number-columns-spanned="11" table:number-rows-spanned="1">
            <text:p>2</text:p>
          </table:table-cell>
          <table:covered-table-cell table:number-columns-repeated="10"/>
          <table:table-cell table:number-columns-repeated="9"/>
        </table:table-row>
        <table:table-row table:style-name="ro1" table:number-rows-repeated="10485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number-columns-repeated="11" table:default-cell-style-name="ce9"/>
        <table:table-column table:style-name="co3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4">
            <text:p>Citra awal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9" office:value-type="string" calcext:value-type="string">
            <text:p>Derajat Keabua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float" office:value="0.1" calcext:value-type="float">
            <text:p>0,1</text:p>
          </table:table-cell>
        </table:table-row>
        <table:table-row table:style-name="ro1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/>
          <table:table-cell table:style-name="ce19" office:value-type="string" calcext:value-type="string">
            <text:p>Kemunculan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22" office:value-type="float" office:value="0.2" calcext:value-type="float">
            <text:p>0,2</text:p>
          </table:table-cell>
        </table:table-row>
        <table:table-row table:style-name="ro1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/>
          <table:table-cell table:style-name="ce20" office:value-type="string" calcext:value-type="string" table:number-columns-spanned="1" table:number-rows-spanned="2">
            <text:p>Probabilitas</text:p>
          </table:table-cell>
          <table:table-cell table:number-columns-repeated="3" table:style-name="ce21" office:value-type="string" calcext:value-type="string">
            <text:p>0/20</text:p>
          </table:table-cell>
          <table:table-cell table:style-name="ce21" office:value-type="string" calcext:value-type="string">
            <text:p>3/20</text:p>
          </table:table-cell>
          <table:table-cell table:style-name="ce21" office:value-type="string" calcext:value-type="string">
            <text:p>8/20</text:p>
          </table:table-cell>
          <table:table-cell table:style-name="ce21" office:value-type="string" calcext:value-type="string">
            <text:p>7/20</text:p>
          </table:table-cell>
          <table:table-cell table:style-name="ce21" office:value-type="string" calcext:value-type="string">
            <text:p>2/20</text:p>
          </table:table-cell>
          <table:table-cell table:number-columns-repeated="4" table:style-name="ce21" office:value-type="string" calcext:value-type="string">
            <text:p>0/20</text:p>
          </table:table-cell>
          <table:table-cell table:style-name="ce22" office:value-type="float" office:value="0.3" calcext:value-type="float">
            <text:p>0,3</text:p>
          </table:table-cell>
        </table:table-row>
        <table:table-row table:style-name="ro1">
          <table:covered-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/>
          <table:covered-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0.40</text:p>
          </table:table-cell>
          <table:table-cell table:style-name="ce4" office:value-type="string" calcext:value-type="string">
            <text:p>0.35</text:p>
          </table:table-cell>
          <table:table-cell table:style-name="ce4" office:value-type="string" calcext:value-type="string">
            <text:p>0.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22" office:value-type="float" office:value="0.4" calcext:value-type="float">
            <text:p>0,4</text:p>
          </table:table-cell>
        </table:table-row>
        <table:table-row table:style-name="ro2">
          <table:table-cell table:number-columns-repeated="7"/>
          <table:table-cell table:style-name="ce19" office:value-type="string" calcext:value-type="string">
            <text:p><text:span text:style-name="T1">s</text:span><text:span text:style-name="T2">k</text:span>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0.55</text:p>
          </table:table-cell>
          <table:table-cell table:style-name="ce4" office:value-type="string" calcext:value-type="string">
            <text:p>0.9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,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Citra bar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19" office:value-type="string" calcext:value-type="string">
            <text:p><text:span text:style-name="T1">s</text:span><text:span text:style-name="T2">k </text:span><text:span text:style-name="T1">* 10</text:span>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5.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22" office:value-type="float" office:value="0.6" calcext:value-type="float">
            <text:p>0,6</text:p>
          </table:table-cell>
        </table:table-row>
        <table:table-row table:style-name="ro1">
          <table:covered-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/>
          <table:table-cell table:style-name="ce19" office:value-type="string" calcext:value-type="string">
            <text:p>Derajat Keabuan Baru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5" table:style-name="ce21" office:value-type="float" office:value="10" calcext:value-type="float">
            <text:p>10</text:p>
          </table:table-cell>
          <table:table-cell table:style-name="ce22" office:value-type="float" office:value="0.7" calcext:value-type="float">
            <text:p>0,7</text:p>
          </table:table-cell>
        </table:table-row>
        <table:table-row table:style-name="ro1">
          <table:covered-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3"/>
          <table:table-cell table:style-name="ce22" office:value-type="float" office:value="0.8" calcext:value-type="float">
            <text:p>0,8</text:p>
          </table:table-cell>
        </table:table-row>
        <table:table-row table:style-name="ro1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22" office:value-type="float" office:value="0.9" calcext:value-type="float">
            <text:p>0,9</text:p>
          </table:table-cell>
        </table:table-row>
        <table:table-row table:style-name="ro1" table:number-rows-repeated="104856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3" table:style-name="ta1">
        <table:table-column table:style-name="co3" table:default-cell-style-name="ce28"/>
        <table:table-column table:style-name="co8" table:default-cell-style-name="ce28"/>
        <table:table-column table:style-name="co3" table:number-columns-repeated="55" table:default-cell-style-name="ce28"/>
        <table:table-column table:style-name="co9" table:default-cell-style-name="ce28"/>
        <table:table-column table:style-name="co3" table:number-columns-repeated="966" table:default-cell-style-name="ce28"/>
        <table:table-row table:style-name="ro3">
          <table:table-cell table:number-columns-repeated="58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961"/>
        </table:table-row>
        <table:table-row table:style-name="ro4">
          <table:table-cell/>
          <table:table-cell table:style-name="ce29" office:value-type="string" calcext:value-type="string">
            <text:p>X<text:span text:style-name="T2">1</text:span></text:p>
          </table:table-cell>
          <table:table-cell table:style-name="ce29" office:value-type="string" calcext:value-type="string">
            <text:p>X<text:span text:style-name="T2">2</text:span></text:p>
          </table:table-cell>
          <table:table-cell table:style-name="ce29" office:value-type="string" calcext:value-type="string">
            <text:p>X<text:span text:style-name="T2">3</text:span></text:p>
          </table:table-cell>
          <table:table-cell table:style-name="ce29" office:value-type="string" calcext:value-type="string">
            <text:p>X<text:span text:style-name="T2">4</text:span></text:p>
          </table:table-cell>
          <table:table-cell table:style-name="ce29" office:value-type="string" calcext:value-type="string">
            <text:p>X<text:span text:style-name="T2">5</text:span></text:p>
          </table:table-cell>
          <table:table-cell table:style-name="ce29" office:value-type="string" calcext:value-type="string">
            <text:p>X<text:span text:style-name="T2">6</text:span></text:p>
          </table:table-cell>
          <table:table-cell table:style-name="ce29" office:value-type="string" calcext:value-type="string">
            <text:p>X<text:span text:style-name="T2">7</text:span></text:p>
          </table:table-cell>
          <table:table-cell table:style-name="ce29" office:value-type="string" calcext:value-type="string">
            <text:p>X<text:span text:style-name="T2">8</text:span></text:p>
          </table:table-cell>
          <table:table-cell table:style-name="ce29" office:value-type="string" calcext:value-type="string">
            <text:p>X<text:span text:style-name="T2">9</text:span></text:p>
          </table:table-cell>
          <table:table-cell table:style-name="ce29" office:value-type="string" calcext:value-type="string">
            <text:p>X<text:span text:style-name="T2">10</text:span></text:p>
          </table:table-cell>
          <table:table-cell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4" office:value-type="float" office:value="-2" calcext:value-type="float">
            <text:p>-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"/>
          <table:table-cell table:style-name="ce41" office:value-type="string" calcext:value-type="string">
            <text:p>8-1</text:p>
          </table:table-cell>
          <table:table-cell table:style-name="ce41" office:value-type="string" calcext:value-type="string">
            <text:p>8-2</text:p>
          </table:table-cell>
          <table:table-cell table:number-columns-repeated="2" table:style-name="ce41" office:value-type="string" calcext:value-type="string">
            <text:p>8-0</text:p>
          </table:table-cell>
          <table:table-cell table:style-name="ce41" office:value-type="string" calcext:value-type="string">
            <text:p>8-3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30" office:value-type="float" office:value="6" calcext:value-type="float">
            <text:p>6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"/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-1" calcext:value-type="float">
            <text:p>-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6"/>
          <table:table-cell table:style-name="ce56" office:value-type="string" calcext:value-type="string">
            <text:p>8-0</text:p>
          </table:table-cell>
          <table:table-cell table:number-columns-repeated="2" table:style-name="ce56" office:value-type="string" calcext:value-type="string">
            <text:p>8-1</text:p>
          </table:table-cell>
          <table:table-cell table:style-name="ce56" office:value-type="string" calcext:value-type="string">
            <text:p>8-0</text:p>
          </table:table-cell>
          <table:table-cell table:style-name="ce56" office:value-type="string" calcext:value-type="string">
            <text:p>8-2</text:p>
          </table:table-cell>
          <table:table-cell/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62" table:number-columns-repeated="3"/>
          <table:table-cell table:number-columns-repeated="2"/>
          <table:table-cell table:style-name="ce59" office:value-type="float" office:value="4" calcext:value-type="float">
            <text:p>4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table:number-columns-repeated="15"/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4" office:value-type="float" office:value="-3" calcext:value-type="float">
            <text:p>-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"/>
          <table:table-cell table:style-name="ce41" office:value-type="string" calcext:value-type="string">
            <text:p>8-4</text:p>
          </table:table-cell>
          <table:table-cell table:number-columns-repeated="2" table:style-name="ce41" office:value-type="string" calcext:value-type="string">
            <text:p>8-1</text:p>
          </table:table-cell>
          <table:table-cell table:style-name="ce41" office:value-type="string" calcext:value-type="string">
            <text:p>8-2</text:p>
          </table:table-cell>
          <table:table-cell table:style-name="ce41" office:value-type="string" calcext:value-type="string">
            <text:p>8-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62" table:number-columns-repeated="3"/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961"/>
        </table:table-row>
        <table:table-row table:style-name="ro3">
          <table:table-cell/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"/>
          <table:table-cell table:style-name="ce56" office:value-type="string" calcext:value-type="string">
            <text:p>8-1</text:p>
          </table:table-cell>
          <table:table-cell table:style-name="ce56" office:value-type="string" calcext:value-type="string">
            <text:p>8-7</text:p>
          </table:table-cell>
          <table:table-cell table:style-name="ce56" office:value-type="string" calcext:value-type="string">
            <text:p>8-0</text:p>
          </table:table-cell>
          <table:table-cell table:style-name="ce56" office:value-type="string" calcext:value-type="string">
            <text:p>8-2</text:p>
          </table:table-cell>
          <table:table-cell table:style-name="ce56" office:value-type="string" calcext:value-type="string">
            <text:p>8-9</text:p>
          </table:table-cell>
          <table:table-cell/>
          <table:table-cell table:style-name="ce56" office:value-type="float" office:value="7" calcext:value-type="float">
            <text:p>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6"/>
          <table:table-cell table:style-name="ce64" table:number-columns-repeated="3"/>
          <table:table-cell table:number-columns-repeated="8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/>
          <table:table-cell table:style-name="Default"/>
          <table:table-cell table:style-name="ce35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4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  <table:table-cell table:style-name="ce41" office:value-type="string" calcext:value-type="string">
            <text:p>8-3</text:p>
          </table:table-cell>
          <table:table-cell table:style-name="ce41" office:value-type="string" calcext:value-type="string">
            <text:p>8-1</text:p>
          </table:table-cell>
          <table:table-cell table:number-columns-repeated="2" table:style-name="ce41" office:value-type="string" calcext:value-type="string">
            <text:p>8-2</text:p>
          </table:table-cell>
          <table:table-cell table:style-name="ce41" office:value-type="string" calcext:value-type="string">
            <text:p>8-1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6"/>
          <table:table-cell table:style-name="ce64" table:number-columns-repeated="3"/>
          <table:table-cell table:number-columns-repeated="974"/>
        </table:table-row>
        <table:table-row table:style-name="ro3">
          <table:table-cell/>
          <table:table-cell table:style-name="Default"/>
          <table:table-cell table:style-name="ce36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17"/>
          <table:table-cell table:formula="of:=SUM((0*4)+(0*-2)+(0*3)+(0*1)+(1*-1)+(2*7)+(0*4)+(0*-3)+(1*5))" office:value-type="float" office:value="18" calcext:value-type="float">
            <text:p>18</text:p>
          </table:table-cell>
          <table:table-cell table:number-columns-repeated="30"/>
          <table:table-cell table:style-name="ce72"/>
          <table:table-cell table:number-columns-repeated="964"/>
        </table:table-row>
        <table:table-row table:style-name="ro3">
          <table:table-cell/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/>
          <table:table-cell table:style-name="ce34" table:formula="of:=SUM(([.O1]*[.$V$2])+([.P1]*-[.$W$2])+([.Q1]*[.$X$2])+([.O2]*[.$V$3])+([.P2]*[.$W$3])+([.Q2]*[.$X$3])+([.O3]*[.$V$4])+([.P3]*[.$W$4])+([.Q3]*[.$X$4]))" office:value-type="float" office:value="18" calcext:value-type="float">
            <text:p>18</text:p>
          </table:table-cell>
          <table:table-cell table:style-name="ce30" table:formula="of:=SUM(([.P1]*[.$V$2])+([.Q1]*-[.$W$2])+([.R1]*[.$X$2])+([.P2]*[.$V$3])+([.Q2]*[.$W$3])+([.R2]*[.$X$3])+([.P3]*[.$V$4])+([.Q3]*[.$W$4])+([.R3]*[.$X$4]))" office:value-type="float" office:value="1" calcext:value-type="float">
            <text:p>1</text:p>
          </table:table-cell>
          <table:table-cell table:style-name="ce30" table:formula="of:=SUM(([.Q1]*[.$V$2])+([.R1]*-[.$W$2])+([.S1]*[.$X$2])+([.Q2]*[.$V$3])+([.R2]*[.$W$3])+([.S2]*[.$X$3])+([.Q3]*[.$V$4])+([.R3]*[.$W$4])+([.S3]*[.$X$4]))" office:value-type="float" office:value="3" calcext:value-type="float">
            <text:p>3</text:p>
          </table:table-cell>
          <table:table-cell table:style-name="ce34" table:formula="of:=SUM(([.R1]*[.$V$2])+([.S1]*-[.$W$2])+([.T1]*[.$X$2])+([.R2]*[.$V$3])+([.S2]*[.$W$3])+([.T2]*[.$X$3])+([.R3]*[.$V$4])+([.S3]*[.$W$4])+([.T3]*[.$X$4]))" office:value-type="float" office:value="35" calcext:value-type="float">
            <text:p>35</text:p>
          </table:table-cell>
          <table:table-cell table:style-name="ce39" table:formula="of:=SUM(([.S1]*[.$V$2])+([.T1]*-[.$W$2])+([.U1]*[.$X$2])+([.S2]*[.$V$3])+([.T2]*[.$W$3])+([.U2]*[.$X$3])+([.S3]*[.$V$4])+([.T3]*[.$W$4])+([.U3]*[.$X$4]))" office:value-type="float" office:value="-9" calcext:value-type="float">
            <text:p>-9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1"/>
          <table:table-cell table:style-name="ce30" office:value-type="string" calcext:value-type="string">
            <text:p>Grayscal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56"/>
        </table:table-row>
        <table:table-row table:style-name="ro3">
          <table:table-cell/>
          <table:table-cell table:style-name="Default"/>
          <table:table-cell table:style-name="ce37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4"/>
          <table:table-cell table:style-name="ce30" table:formula="of:=SUM(([.O2]*[.$V$2])+([.P2]*-[.$W$2])+([.Q2]*[.$X$2])+([.O3]*[.$V$3])+([.P3]*[.$W$3])+([.Q3]*[.$X$3])+([.O4]*[.$V$4])+([.P4]*[.$W$4])+([.Q4]*[.$X$4]))" office:value-type="float" office:value="8" calcext:value-type="float">
            <text:p>8</text:p>
          </table:table-cell>
          <table:table-cell table:style-name="ce34" table:formula="of:=SUM(([.P2]*[.$V$2])+([.Q2]*-[.$W$2])+([.R2]*[.$X$2])+([.P3]*[.$V$3])+([.Q3]*[.$W$3])+([.R3]*[.$X$3])+([.P4]*[.$V$4])+([.Q4]*[.$W$4])+([.R4]*[.$X$4]))" office:value-type="float" office:value="32" calcext:value-type="float">
            <text:p>32</text:p>
          </table:table-cell>
          <table:table-cell table:style-name="ce34" table:formula="of:=SUM(([.Q2]*[.$V$2])+([.R2]*-[.$W$2])+([.S2]*[.$X$2])+([.Q3]*[.$V$3])+([.R3]*[.$W$3])+([.S3]*[.$X$3])+([.Q4]*[.$V$4])+([.R4]*[.$W$4])+([.S4]*[.$X$4]))" office:value-type="float" office:value="19" calcext:value-type="float">
            <text:p>19</text:p>
          </table:table-cell>
          <table:table-cell table:style-name="ce34" table:formula="of:=SUM(([.R2]*[.$V$2])+([.S2]*-[.$W$2])+([.T2]*[.$X$2])+([.R3]*[.$V$3])+([.S3]*[.$W$3])+([.T3]*[.$X$3])+([.R4]*[.$V$4])+([.S4]*[.$W$4])+([.T4]*[.$X$4]))" office:value-type="float" office:value="37" calcext:value-type="float">
            <text:p>37</text:p>
          </table:table-cell>
          <table:table-cell table:style-name="ce30" table:formula="of:=SUM(([.S2]*[.$V$2])+([.T2]*-[.$W$2])+([.U2]*[.$X$2])+([.S3]*[.$V$3])+([.T3]*[.$W$3])+([.U3]*[.$X$3])+([.S4]*[.$V$4])+([.T4]*[.$W$4])+([.U4]*[.$X$4]))" office:value-type="float" office:value="3" calcext:value-type="float">
            <text:p>3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number-columns-repeated="3" table:style-name="ce34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1"/>
          <table:table-cell table:style-name="ce30" office:value-type="string" calcext:value-type="string">
            <text:p>Kemunculan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table:number-columns-repeated="15"/>
          <table:table-cell table:style-name="ce34" table:formula="of:=SUM(([.O3]*[.$V$2])+([.P3]*-[.$W$2])+([.Q3]*[.$X$2])+([.O4]*[.$V$3])+([.P4]*[.$W$3])+([.Q4]*[.$X$3])+([.O5]*[.$V$4])+([.P5]*[.$W$4])+([.Q5]*[.$X$4]))" office:value-type="float" office:value="38" calcext:value-type="float">
            <text:p>38</text:p>
          </table:table-cell>
          <table:table-cell table:style-name="ce39" table:formula="of:=SUM(([.P3]*[.$V$2])+([.Q3]*-[.$W$2])+([.R3]*[.$X$2])+([.P4]*[.$V$3])+([.Q4]*[.$W$3])+([.R4]*[.$X$3])+([.P5]*[.$V$4])+([.Q5]*[.$W$4])+([.R5]*[.$X$4]))" office:value-type="float" office:value="-2" calcext:value-type="float">
            <text:p>-2</text:p>
          </table:table-cell>
          <table:table-cell table:style-name="ce34" table:formula="of:=SUM(([.Q3]*[.$V$2])+([.R3]*-[.$W$2])+([.S3]*[.$X$2])+([.Q4]*[.$V$3])+([.R4]*[.$W$3])+([.S4]*[.$X$3])+([.Q5]*[.$V$4])+([.R5]*[.$W$4])+([.S5]*[.$X$4]))" office:value-type="float" office:value="58" calcext:value-type="float">
            <text:p>58</text:p>
          </table:table-cell>
          <table:table-cell table:style-name="ce34" table:formula="of:=SUM(([.R3]*[.$V$2])+([.S3]*-[.$W$2])+([.T3]*[.$X$2])+([.R4]*[.$V$3])+([.S4]*[.$W$3])+([.T4]*[.$X$3])+([.R5]*[.$V$4])+([.S5]*[.$W$4])+([.T5]*[.$X$4]))" office:value-type="float" office:value="69" calcext:value-type="float">
            <text:p>69</text:p>
          </table:table-cell>
          <table:table-cell table:style-name="ce39" table:formula="of:=SUM(([.S3]*[.$V$2])+([.T3]*-[.$W$2])+([.U3]*[.$X$2])+([.S4]*[.$V$3])+([.T4]*[.$W$3])+([.U4]*[.$X$3])+([.S5]*[.$V$4])+([.T5]*[.$W$4])+([.U5]*[.$X$4]))" office:value-type="float" office:value="-16" calcext:value-type="float">
            <text:p>-16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1"/>
          <table:table-cell table:style-name="ce30" office:value-type="string" calcext:value-type="string">
            <text:p>Grayscale Baru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56"/>
        </table:table-row>
        <table:table-row table:style-name="ro3">
          <table:table-cell table:number-columns-repeated="15"/>
          <table:table-cell table:style-name="ce34" table:formula="of:=SUM(([.O4]*[.$V$2])+([.P4]*-[.$W$2])+([.Q4]*[.$X$2])+([.O5]*[.$V$3])+([.P5]*[.$W$3])+([.Q5]*[.$X$3])+([.O6]*[.$V$4])+([.P6]*[.$W$4])+([.Q6]*[.$X$4]))" office:value-type="float" office:value="55" calcext:value-type="float">
            <text:p>55</text:p>
          </table:table-cell>
          <table:table-cell table:style-name="ce34" table:formula="of:=SUM(([.P4]*[.$V$2])+([.Q4]*-[.$W$2])+([.R4]*[.$X$2])+([.P5]*[.$V$3])+([.Q5]*[.$W$3])+([.R5]*[.$X$3])+([.P6]*[.$V$4])+([.Q6]*[.$W$4])+([.R6]*[.$X$4]))" office:value-type="float" office:value="34" calcext:value-type="float">
            <text:p>34</text:p>
          </table:table-cell>
          <table:table-cell table:style-name="ce34" table:formula="of:=SUM(([.Q4]*[.$V$2])+([.R4]*-[.$W$2])+([.S4]*[.$X$2])+([.Q5]*[.$V$3])+([.R5]*[.$W$3])+([.S5]*[.$X$3])+([.Q6]*[.$V$4])+([.R6]*[.$W$4])+([.S6]*[.$X$4]))" office:value-type="float" office:value="41" calcext:value-type="float">
            <text:p>41</text:p>
          </table:table-cell>
          <table:table-cell table:style-name="ce34" table:formula="of:=SUM(([.R4]*[.$V$2])+([.S4]*-[.$W$2])+([.T4]*[.$X$2])+([.R5]*[.$V$3])+([.S5]*[.$W$3])+([.T5]*[.$X$3])+([.R6]*[.$V$4])+([.S6]*[.$W$4])+([.T6]*[.$X$4]))" office:value-type="float" office:value="85" calcext:value-type="float">
            <text:p>85</text:p>
          </table:table-cell>
          <table:table-cell table:style-name="ce34" table:formula="of:=SUM(([.S4]*[.$V$2])+([.T4]*-[.$W$2])+([.U4]*[.$X$2])+([.S5]*[.$V$3])+([.T5]*[.$W$3])+([.U5]*[.$X$3])+([.S6]*[.$V$4])+([.T6]*[.$W$4])+([.U6]*[.$X$4]))" office:value-type="float" office:value="12" calcext:value-type="float">
            <text:p>12</text:p>
          </table:table-cell>
          <table:table-cell/>
          <table:table-cell table:number-columns-repeated="5" table:style-name="ce34" office:value-type="float" office:value="9" calcext:value-type="float">
            <text:p>9</text:p>
          </table:table-cell>
          <table:table-cell table:number-columns-repeated="1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62"/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x</text:p>
          </table:table-cell>
          <table:table-cell table:number-columns-repeated="970"/>
        </table:table-row>
        <table:table-row table:style-name="ro3">
          <table:table-cell table:number-columns-repeated="15"/>
          <table:table-cell table:style-name="ce34" table:formula="of:=SUM(([.O5]*[.$V$2])+([.P5]*-[.$W$2])+([.Q5]*[.$X$2])+([.O6]*[.$V$3])+([.P6]*[.$W$3])+([.Q6]*[.$X$3])+([.O7]*[.$V$4])+([.P7]*[.$W$4])+([.Q7]*[.$X$4]))" office:value-type="float" office:value="27" calcext:value-type="float">
            <text:p>27</text:p>
          </table:table-cell>
          <table:table-cell table:style-name="ce34" table:formula="of:=SUM(([.P5]*[.$V$2])+([.Q5]*-[.$W$2])+([.R5]*[.$X$2])+([.P6]*[.$V$3])+([.Q6]*[.$W$3])+([.R6]*[.$X$3])+([.P7]*[.$V$4])+([.Q7]*[.$W$4])+([.R7]*[.$X$4]))" office:value-type="float" office:value="34" calcext:value-type="float">
            <text:p>34</text:p>
          </table:table-cell>
          <table:table-cell table:style-name="ce34" table:formula="of:=SUM(([.Q5]*[.$V$2])+([.R5]*-[.$W$2])+([.S5]*[.$X$2])+([.Q6]*[.$V$3])+([.R6]*[.$W$3])+([.S6]*[.$X$3])+([.Q7]*[.$V$4])+([.R7]*[.$W$4])+([.S7]*[.$X$4]))" office:value-type="float" office:value="47" calcext:value-type="float">
            <text:p>47</text:p>
          </table:table-cell>
          <table:table-cell table:style-name="ce34" table:formula="of:=SUM(([.R5]*[.$V$2])+([.S5]*-[.$W$2])+([.T5]*[.$X$2])+([.R6]*[.$V$3])+([.S6]*[.$W$3])+([.T6]*[.$X$3])+([.R7]*[.$V$4])+([.S7]*[.$W$4])+([.T7]*[.$X$4]))" office:value-type="float" office:value="38" calcext:value-type="float">
            <text:p>38</text:p>
          </table:table-cell>
          <table:table-cell table:style-name="ce34" table:formula="of:=SUM(([.S5]*[.$V$2])+([.T5]*-[.$W$2])+([.U5]*[.$X$2])+([.S6]*[.$V$3])+([.T6]*[.$W$3])+([.U6]*[.$X$3])+([.S7]*[.$V$4])+([.T7]*[.$W$4])+([.U7]*[.$X$4]))" office:value-type="float" office:value="27" calcext:value-type="float">
            <text:p>27</text:p>
          </table:table-cell>
          <table:table-cell/>
          <table:table-cell table:number-columns-repeated="5" table:style-name="ce34" office:value-type="float" office:value="9" calcext:value-type="float">
            <text:p>9</text:p>
          </table:table-cell>
          <table:table-cell table:number-columns-repeated="1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/>
          <table:table-cell table:style-name="ce3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6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x</text:p>
          </table:table-cell>
          <table:table-cell table:number-columns-repeated="970"/>
        </table:table-row>
        <table:table-row table:style-name="ro3">
          <table:table-cell table:number-columns-repeated="43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x</text:p>
          </table:table-cell>
          <table:table-cell table:number-columns-repeated="970"/>
        </table:table-row>
        <table:table-row table:style-name="ro3">
          <table:table-cell table:number-columns-repeated="4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x</text:p>
          </table:table-cell>
          <table:table-cell table:number-columns-repeated="4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table:number-columns-repeated="43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number-columns-repeated="5" table:style-name="ce66" office:value-type="string" calcext:value-type="string">
            <text:p>x</text:p>
          </table:table-cell>
          <table:table-cell table:number-columns-repeated="4"/>
          <table:table-cell table:style-name="ce35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55"/>
        </table:table-row>
        <table:table-row table:style-name="ro3">
          <table:table-cell table:number-columns-repeated="58"/>
          <table:table-cell table:style-name="ce36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table:number-columns-repeated="58"/>
          <table:table-cell table:style-name="ce34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955"/>
        </table:table-row>
        <table:table-row table:style-name="ro3">
          <table:table-cell table:number-columns-repeated="58"/>
          <table:table-cell table:style-name="ce37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/>
          <table:table-cell table:style-name="ce31" office:value-type="string" calcext:value-type="string">
            <text:p>Greyscal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/>
          <table:table-cell table:style-name="ce31" office:value-type="string" calcext:value-type="string">
            <text:p>Kemunculan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2" office:value-type="string" calcext:value-type="string" table:number-columns-spanned="1" table:number-rows-spanned="2">
            <text:p>Probabilitas</text:p>
          </table:table-cell>
          <table:table-cell table:style-name="ce34" office:value-type="string" calcext:value-type="string">
            <text:p>5/25</text:p>
          </table:table-cell>
          <table:table-cell table:style-name="ce34" office:value-type="string" calcext:value-type="string">
            <text:p>8/25</text:p>
          </table:table-cell>
          <table:table-cell table:style-name="ce34" office:value-type="string" calcext:value-type="string">
            <text:p>6/25</text:p>
          </table:table-cell>
          <table:table-cell table:style-name="ce34" office:value-type="string" calcext:value-type="string">
            <text:p>3/25</text:p>
          </table:table-cell>
          <table:table-cell table:style-name="ce34" office:value-type="string" calcext:value-type="string">
            <text:p>1/25</text:p>
          </table:table-cell>
          <table:table-cell table:number-columns-repeated="2" table:style-name="ce34" office:value-type="string" calcext:value-type="string">
            <text:p>0/25</text:p>
          </table:table-cell>
          <table:table-cell table:style-name="ce34" office:value-type="string" calcext:value-type="string">
            <text:p>1/25</text:p>
          </table:table-cell>
          <table:table-cell table:style-name="ce34" office:value-type="string" calcext:value-type="string">
            <text:p>0/25</text:p>
          </table:table-cell>
          <table:table-cell table:style-name="ce34" office:value-type="string" calcext:value-type="string">
            <text:p>1/25</text:p>
          </table:table-cell>
          <table:table-cell table:number-columns-repeated="9"/>
          <table:table-cell table:style-name="Default"/>
          <table:table-cell table:style-name="ce34" office:value-type="string" calcext:value-type="string">
            <text:p><text:span text:style-name="T3">0 x</text:span> 4</text:p>
          </table:table-cell>
          <table:table-cell table:style-name="ce34" office:value-type="string" calcext:value-type="string">
            <text:p><text:span text:style-name="T3">0 x </text:span>-2</text:p>
          </table:table-cell>
          <table:table-cell table:style-name="ce34" office:value-type="string" calcext:value-type="string">
            <text:p><text:span text:style-name="T3">0 x </text:span>3</text:p>
          </table:table-cell>
          <table:table-cell table:number-columns-repeated="3"/>
          <table:table-cell table:formula="of:=SUM((0*4)+(0*-2)+(0*3)+(1*1)+(2*-1)+(0*7)+(0*4)+(1*-3)+(1*5))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/>
          <table:covered-table-cell table:style-name="ce33"/>
          <table:table-cell table:style-name="ce30" table:formula="of:=SUM([.C20]/25)" office:value-type="float" office:value="0.2" calcext:value-type="float">
            <text:p>0,2</text:p>
          </table:table-cell>
          <table:table-cell table:style-name="ce30" table:formula="of:=SUM([.D20]/25)" office:value-type="float" office:value="0.32" calcext:value-type="float">
            <text:p>0,32</text:p>
          </table:table-cell>
          <table:table-cell table:style-name="ce30" table:formula="of:=SUM([.E20]/25)" office:value-type="float" office:value="0.24" calcext:value-type="float">
            <text:p>0,24</text:p>
          </table:table-cell>
          <table:table-cell table:style-name="ce30" table:formula="of:=SUM([.F20]/25)" office:value-type="float" office:value="0.12" calcext:value-type="float">
            <text:p>0,12</text:p>
          </table:table-cell>
          <table:table-cell table:style-name="ce30" table:formula="of:=SUM([.G20]/25)" office:value-type="float" office:value="0.04" calcext:value-type="float">
            <text:p>0,04</text:p>
          </table:table-cell>
          <table:table-cell table:style-name="ce30" table:formula="of:=SUM([.H20]/25)" office:value-type="float" office:value="0" calcext:value-type="float">
            <text:p>0</text:p>
          </table:table-cell>
          <table:table-cell table:style-name="ce30" table:formula="of:=SUM([.I20]/25)" office:value-type="float" office:value="0" calcext:value-type="float">
            <text:p>0</text:p>
          </table:table-cell>
          <table:table-cell table:style-name="ce30" table:formula="of:=SUM([.J20]/25)" office:value-type="float" office:value="0.04" calcext:value-type="float">
            <text:p>0,04</text:p>
          </table:table-cell>
          <table:table-cell table:style-name="ce30" table:formula="of:=SUM([.K20]/25)" office:value-type="float" office:value="0" calcext:value-type="float">
            <text:p>0</text:p>
          </table:table-cell>
          <table:table-cell table:style-name="ce30" table:formula="of:=SUM([.L20]/25)" office:value-type="float" office:value="0.04" calcext:value-type="float">
            <text:p>0,04</text:p>
          </table:table-cell>
          <table:table-cell table:number-columns-repeated="9"/>
          <table:table-cell table:style-name="Default"/>
          <table:table-cell table:style-name="ce39" office:value-type="string" calcext:value-type="string">
            <text:p>1 <text:span text:style-name="T3">x</text:span><text:span text:style-name="T4"> 1</text:span></text:p>
          </table:table-cell>
          <table:table-cell table:style-name="ce39" office:value-type="string" calcext:value-type="string">
            <text:p>2 <text:span text:style-name="T3">x</text:span> <text:span text:style-name="T4">-1</text:span></text:p>
          </table:table-cell>
          <table:table-cell table:style-name="ce39" office:value-type="string" calcext:value-type="string">
            <text:p>0 <text:span text:style-name="T3">x</text:span> <text:span text:style-name="T4">7</text:span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7"/>
        </table:table-row>
        <table:table-row table:style-name="ro4">
          <table:table-cell/>
          <table:table-cell table:style-name="ce31" office:value-type="string" calcext:value-type="string">
            <text:p><text:span text:style-name="T1">s</text:span><text:span text:style-name="T2">k</text:span>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table:formula="of:=SUM([.C23]+[.D22])" office:value-type="float" office:value="0.52" calcext:value-type="float">
            <text:p>0,52</text:p>
          </table:table-cell>
          <table:table-cell table:style-name="ce30" table:formula="of:=SUM([.D23]+[.E22])" office:value-type="float" office:value="0.76" calcext:value-type="float">
            <text:p>0,76</text:p>
          </table:table-cell>
          <table:table-cell table:style-name="ce30" table:formula="of:=SUM([.E23]+[.F22])" office:value-type="float" office:value="0.88" calcext:value-type="float">
            <text:p>0,88</text:p>
          </table:table-cell>
          <table:table-cell table:style-name="ce30" table:formula="of:=SUM([.F23]+[.G22])" office:value-type="float" office:value="0.92" calcext:value-type="float">
            <text:p>0,92</text:p>
          </table:table-cell>
          <table:table-cell table:style-name="ce30" table:formula="of:=SUM([.G23]+[.H22])" office:value-type="float" office:value="0.92" calcext:value-type="float">
            <text:p>0,92</text:p>
          </table:table-cell>
          <table:table-cell table:style-name="ce30" table:formula="of:=SUM([.H23]+[.I22])" office:value-type="float" office:value="0.92" calcext:value-type="float">
            <text:p>0,92</text:p>
          </table:table-cell>
          <table:table-cell table:style-name="ce30" table:formula="of:=SUM([.I23]+[.J22])" office:value-type="float" office:value="0.96" calcext:value-type="float">
            <text:p>0,96</text:p>
          </table:table-cell>
          <table:table-cell table:style-name="ce30" table:formula="of:=SUM([.J23]+[.K22])" office:value-type="float" office:value="0.96" calcext:value-type="float">
            <text:p>0,96</text:p>
          </table:table-cell>
          <table:table-cell table:style-name="ce30" table:formula="of:=SUM([.K23]+[.L22])"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style-name="ce39" office:value-type="string" calcext:value-type="string">
            <text:p>0 <text:span text:style-name="T3">x</text:span> <text:span text:style-name="T4">4</text:span></text:p>
          </table:table-cell>
          <table:table-cell table:style-name="ce39" office:value-type="string" calcext:value-type="string">
            <text:p>1 <text:span text:style-name="T3">x</text:span> <text:span text:style-name="T4">-3</text:span></text:p>
          </table:table-cell>
          <table:table-cell table:style-name="ce39" office:value-type="string" calcext:value-type="string">
            <text:p>1 <text:span text:style-name="T3">x</text:span> <text:span text:style-name="T4">5</text:span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7"/>
        </table:table-row>
        <table:table-row table:style-name="ro4">
          <table:table-cell/>
          <table:table-cell table:style-name="ce31" office:value-type="string" calcext:value-type="string">
            <text:p><text:span text:style-name="T1">s</text:span><text:span text:style-name="T2">k </text:span><text:span text:style-name="T1">* 9</text:span></text:p>
          </table:table-cell>
          <table:table-cell table:style-name="ce30" table:formula="of:=SUM([.C23]*9)" office:value-type="float" office:value="1.8" calcext:value-type="float">
            <text:p>1,8</text:p>
          </table:table-cell>
          <table:table-cell table:style-name="ce30" table:formula="of:=SUM([.D23]*9)" office:value-type="float" office:value="4.68" calcext:value-type="float">
            <text:p>4,68</text:p>
          </table:table-cell>
          <table:table-cell table:style-name="ce30" table:formula="of:=SUM([.E23]*9)" office:value-type="float" office:value="6.84" calcext:value-type="float">
            <text:p>6,84</text:p>
          </table:table-cell>
          <table:table-cell table:style-name="ce30" table:formula="of:=SUM([.F23]*9)" office:value-type="float" office:value="7.92" calcext:value-type="float">
            <text:p>7,92</text:p>
          </table:table-cell>
          <table:table-cell table:style-name="ce30" table:formula="of:=SUM([.G23]*9)" office:value-type="float" office:value="8.28" calcext:value-type="float">
            <text:p>8,28</text:p>
          </table:table-cell>
          <table:table-cell table:style-name="ce30" table:formula="of:=SUM([.H23]*9)" office:value-type="float" office:value="8.28" calcext:value-type="float">
            <text:p>8,28</text:p>
          </table:table-cell>
          <table:table-cell table:style-name="ce30" table:formula="of:=SUM([.I23]*9)" office:value-type="float" office:value="8.28" calcext:value-type="float">
            <text:p>8,28</text:p>
          </table:table-cell>
          <table:table-cell table:style-name="ce30" table:formula="of:=SUM([.J23]*9)" office:value-type="float" office:value="8.64" calcext:value-type="float">
            <text:p>8,64</text:p>
          </table:table-cell>
          <table:table-cell table:style-name="ce30" table:formula="of:=SUM([.K23]*9)" office:value-type="float" office:value="8.64" calcext:value-type="float">
            <text:p>8,64</text:p>
          </table:table-cell>
          <table:table-cell table:style-name="ce30" table:formula="of:=SUM([.L23]*9)" office:value-type="float" office:value="9" calcext:value-type="float">
            <text:p>9</text:p>
          </table:table-cell>
          <table:table-cell table:number-columns-repeated="9"/>
          <table:table-cell table:style-name="Default"/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/>
          <table:table-cell table:style-name="ce31" office:value-type="string" calcext:value-type="string">
            <text:p>Greyscale Baru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5"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9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table:number-columns-repeated="21"/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3" table:default-cell-style-name="Default"/>
        <table:table-column table:style-name="co3" table:number-columns-repeated="5" table:default-cell-style-name="ce88"/>
        <table:table-column table:style-name="co3" table:number-columns-repeated="10" table:default-cell-style-name="Default"/>
        <table:table-row table:style-name="ro1">
          <table:table-cell/>
          <table:table-cell table:style-name="Default" table:number-columns-repeated="5"/>
          <table:table-cell table:number-columns-repeated="10"/>
        </table:table-row>
        <table:table-row table:style-name="ro5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2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-2" calcext:value-type="float">
            <text:p>-2</text:p>
          </table:table-cell>
          <table:table-cell table:style-name="ce34" office:value-type="float" office:value="3" calcext:value-type="float">
            <text:p>3</text:p>
          </table:table-cell>
          <table:table-cell table:style-name="ce28"/>
          <table:table-cell table:style-name="ce88" office:value-type="string" calcext:value-type="string">
            <text:p>0*4 + 1*-2 + 7*3 + </text:p>
          </table:table-cell>
          <table:table-cell table:style-name="ce88" office:value-type="string" calcext:value-type="string">
            <text:p>1*4 + 7*-2 + 0*3 + </text:p>
          </table:table-cell>
          <table:table-cell table:style-name="ce88" office:value-type="string" calcext:value-type="string">
            <text:p>7*4 + 0*-2 + 4*3 + </text:p>
          </table:table-cell>
          <table:table-cell table:style-name="ce88" office:value-type="string" calcext:value-type="string">
            <text:p>0*4 + 4*-2 + 8*3 + </text:p>
          </table:table-cell>
          <table:table-cell table:style-name="ce88" office:value-type="string" calcext:value-type="string">
            <text:p>4*4 + 8*-2 + 0*3 + </text:p>
          </table:table-cell>
        </table:table-row>
        <table:table-row table:style-name="ro5">
          <table:table-cell/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2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-1" calcext:value-type="float">
            <text:p>-1</text:p>
          </table:table-cell>
          <table:table-cell table:style-name="ce34" office:value-type="float" office:value="7" calcext:value-type="float">
            <text:p>7</text:p>
          </table:table-cell>
          <table:table-cell table:style-name="ce28"/>
          <table:table-cell table:style-name="ce88" office:value-type="string" calcext:value-type="string">
            <text:p>0*1 + 3*-1 + 1*7 + </text:p>
          </table:table-cell>
          <table:table-cell table:style-name="ce88" office:value-type="string" calcext:value-type="string">
            <text:p>3*1 + 1*-1 + 2*7 + </text:p>
          </table:table-cell>
          <table:table-cell table:style-name="ce88" office:value-type="string" calcext:value-type="string">
            <text:p>1*1 + 2*-1 + 2*7 + </text:p>
          </table:table-cell>
          <table:table-cell table:style-name="ce88" office:value-type="string" calcext:value-type="string">
            <text:p>2*1 + 2*-1 + 1*7 + </text:p>
          </table:table-cell>
          <table:table-cell table:style-name="ce88" office:value-type="string" calcext:value-type="string">
            <text:p>2*1 + 1*-1 + 0*7 + </text:p>
          </table:table-cell>
        </table:table-row>
        <table:table-row table:style-name="ro5">
          <table:table-cell/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2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-3" calcext:value-type="float">
            <text:p>-3</text:p>
          </table:table-cell>
          <table:table-cell table:style-name="ce34" office:value-type="float" office:value="5" calcext:value-type="float">
            <text:p>5</text:p>
          </table:table-cell>
          <table:table-cell table:style-name="ce28"/>
          <table:table-cell table:style-name="ce88" office:value-type="string" calcext:value-type="string">
            <text:p>0*4 + 0*-3 + 0*5 = 27</text:p>
          </table:table-cell>
          <table:table-cell table:style-name="ce88" office:value-type="string" calcext:value-type="string">
            <text:p>0*4 + 0*-3 + 0*5 = 34</text:p>
          </table:table-cell>
          <table:table-cell table:style-name="ce88" office:value-type="string" calcext:value-type="string">
            <text:p>0*4 + 0*-3 + 0*5 = 53</text:p>
          </table:table-cell>
          <table:table-cell table:style-name="ce88" office:value-type="string" calcext:value-type="string">
            <text:p>0*4 + 0*-3 + 0*5 = 39</text:p>
          </table:table-cell>
          <table:table-cell table:style-name="ce88" office:value-type="string" calcext:value-type="string">
            <text:p>0*4 + 0*-3 + 0*5 = 33</text:p>
          </table:table-cell>
        </table:table-row>
        <table:table-row table:style-name="ro3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28" table:number-columns-repeated="6"/>
          <table:table-cell table:number-columns-repeated="4"/>
        </table:table-row>
        <table:table-row table:style-name="ro3">
          <table:table-cell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28" table:number-columns-repeated="6"/>
          <table:table-cell table:number-columns-repeated="4"/>
        </table:table-row>
        <table:table-row table:style-name="ro3">
          <table:table-cell/>
          <table:table-cell table:style-name="ce28" table:number-columns-repeated="11"/>
          <table:table-cell table:number-columns-repeated="4"/>
        </table:table-row>
        <table:table-row table:style-name="ro3">
          <table:table-cell/>
          <table:table-cell table:style-name="ce41" table:formula="of:=SUM(([.A1]*[.$H$2])+([.B1]*-[.$I$2])+([.C1]*[.$J$2])+([.A2]*[.$H$3])+([.B2]*[.$I$3])+([.C2]*[.$J$3])+([.A3]*[.$H$4])+([.B3]*[.$I$4])+([.C3]*[.$J$4]))" office:value-type="float" office:value="18" calcext:value-type="float">
            <text:p>18</text:p>
          </table:table-cell>
          <table:table-cell table:style-name="ce41" table:formula="of:=SUM(([.B1]*[.$H$2])+([.C1]*-[.$I$2])+([.D1]*[.$J$2])+([.B2]*[.$H$3])+([.C2]*[.$I$3])+([.D2]*[.$J$3])+([.B3]*[.$H$4])+([.C3]*[.$I$4])+([.D3]*[.$J$4]))" office:value-type="float" office:value="1" calcext:value-type="float">
            <text:p>1</text:p>
          </table:table-cell>
          <table:table-cell table:style-name="ce41" table:formula="of:=SUM(([.C1]*[.$H$2])+([.D1]*-[.$I$2])+([.E1]*[.$J$2])+([.C2]*[.$H$3])+([.D2]*[.$I$3])+([.E2]*[.$J$3])+([.C3]*[.$H$4])+([.D3]*[.$I$4])+([.E3]*[.$J$4]))" office:value-type="float" office:value="3" calcext:value-type="float">
            <text:p>3</text:p>
          </table:table-cell>
          <table:table-cell table:style-name="ce41" table:formula="of:=SUM(([.D1]*[.$H$2])+([.E1]*-[.$I$2])+([.F1]*[.$J$2])+([.D2]*[.$H$3])+([.E2]*[.$I$3])+([.F2]*[.$J$3])+([.D3]*[.$H$4])+([.E3]*[.$I$4])+([.F3]*[.$J$4]))" office:value-type="float" office:value="35" calcext:value-type="float">
            <text:p>35</text:p>
          </table:table-cell>
          <table:table-cell table:style-name="ce41" table:formula="of:=SUM(([.E1]*[.$H$2])+([.F1]*-[.$I$2])+([.G1]*[.$J$2])+([.E2]*[.$H$3])+([.F2]*[.$I$3])+([.G2]*[.$J$3])+([.E3]*[.$H$4])+([.F3]*[.$I$4])+([.G3]*[.$J$4]))" office:value-type="float" office:value="-9" calcext:value-type="float">
            <text:p>-9</text:p>
          </table:table-cell>
          <table:table-cell table:style-name="ce28"/>
          <table:table-cell table:style-name="ce34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ce41" table:formula="of:=SUM(([.A2]*[.$H$2])+([.B2]*-[.$I$2])+([.C2]*[.$J$2])+([.A3]*[.$H$3])+([.B3]*[.$I$3])+([.C3]*[.$J$3])+([.A4]*[.$H$4])+([.B4]*[.$I$4])+([.C4]*[.$J$4]))" office:value-type="float" office:value="8" calcext:value-type="float">
            <text:p>8</text:p>
          </table:table-cell>
          <table:table-cell table:style-name="ce41" table:formula="of:=SUM(([.B2]*[.$H$2])+([.C2]*-[.$I$2])+([.D2]*[.$J$2])+([.B3]*[.$H$3])+([.C3]*[.$I$3])+([.D3]*[.$J$3])+([.B4]*[.$H$4])+([.C4]*[.$I$4])+([.D4]*[.$J$4]))" office:value-type="float" office:value="32" calcext:value-type="float">
            <text:p>32</text:p>
          </table:table-cell>
          <table:table-cell table:style-name="ce41" table:formula="of:=SUM(([.C2]*[.$H$2])+([.D2]*-[.$I$2])+([.E2]*[.$J$2])+([.C3]*[.$H$3])+([.D3]*[.$I$3])+([.E3]*[.$J$3])+([.C4]*[.$H$4])+([.D4]*[.$I$4])+([.E4]*[.$J$4]))" office:value-type="float" office:value="19" calcext:value-type="float">
            <text:p>19</text:p>
          </table:table-cell>
          <table:table-cell table:style-name="ce41" table:formula="of:=SUM(([.D2]*[.$H$2])+([.E2]*-[.$I$2])+([.F2]*[.$J$2])+([.D3]*[.$H$3])+([.E3]*[.$I$3])+([.F3]*[.$J$3])+([.D4]*[.$H$4])+([.E4]*[.$I$4])+([.F4]*[.$J$4]))" office:value-type="float" office:value="37" calcext:value-type="float">
            <text:p>37</text:p>
          </table:table-cell>
          <table:table-cell table:style-name="ce41" table:formula="of:=SUM(([.E2]*[.$H$2])+([.F2]*-[.$I$2])+([.G2]*[.$J$2])+([.E3]*[.$H$3])+([.F3]*[.$I$3])+([.G3]*[.$J$3])+([.E4]*[.$H$4])+([.F4]*[.$I$4])+([.G4]*[.$J$4]))" office:value-type="float" office:value="3" calcext:value-type="float">
            <text:p>3</text:p>
          </table:table-cell>
          <table:table-cell table:style-name="ce28"/>
          <table:table-cell table:style-name="ce30" office:value-type="float" office:value="8" calcext:value-type="float">
            <text:p>8</text:p>
          </table:table-cell>
          <table:table-cell table:number-columns-repeated="3" table:style-name="ce34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/>
          <table:table-cell table:style-name="ce41" table:formula="of:=SUM(([.A3]*[.$H$2])+([.B3]*-[.$I$2])+([.C3]*[.$J$2])+([.A4]*[.$H$3])+([.B4]*[.$I$3])+([.C4]*[.$J$3])+([.A5]*[.$H$4])+([.B5]*[.$I$4])+([.C5]*[.$J$4]))" office:value-type="float" office:value="38" calcext:value-type="float">
            <text:p>38</text:p>
          </table:table-cell>
          <table:table-cell table:style-name="ce41" table:formula="of:=SUM(([.B3]*[.$H$2])+([.C3]*-[.$I$2])+([.D3]*[.$J$2])+([.B4]*[.$H$3])+([.C4]*[.$I$3])+([.D4]*[.$J$3])+([.B5]*[.$H$4])+([.C5]*[.$I$4])+([.D5]*[.$J$4]))" office:value-type="float" office:value="-2" calcext:value-type="float">
            <text:p>-2</text:p>
          </table:table-cell>
          <table:table-cell table:style-name="ce41" table:formula="of:=SUM(([.C3]*[.$H$2])+([.D3]*-[.$I$2])+([.E3]*[.$J$2])+([.C4]*[.$H$3])+([.D4]*[.$I$3])+([.E4]*[.$J$3])+([.C5]*[.$H$4])+([.D5]*[.$I$4])+([.E5]*[.$J$4]))" office:value-type="float" office:value="68" calcext:value-type="float">
            <text:p>68</text:p>
          </table:table-cell>
          <table:table-cell table:style-name="ce41" table:formula="of:=SUM(([.D3]*[.$H$2])+([.E3]*-[.$I$2])+([.F3]*[.$J$2])+([.D4]*[.$H$3])+([.E4]*[.$I$3])+([.F4]*[.$J$3])+([.D5]*[.$H$4])+([.E5]*[.$I$4])+([.F5]*[.$J$4]))" office:value-type="float" office:value="58" calcext:value-type="float">
            <text:p>58</text:p>
          </table:table-cell>
          <table:table-cell table:style-name="ce41" table:formula="of:=SUM(([.E3]*[.$H$2])+([.F3]*-[.$I$2])+([.G3]*[.$J$2])+([.E4]*[.$H$3])+([.F4]*[.$I$3])+([.G4]*[.$J$3])+([.E5]*[.$H$4])+([.F5]*[.$I$4])+([.G5]*[.$J$4]))" office:value-type="float" office:value="-5" calcext:value-type="float">
            <text:p>-5</text:p>
          </table:table-cell>
          <table:table-cell table:style-name="ce28"/>
          <table:table-cell table:style-name="ce34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ce41" table:formula="of:=SUM(([.A4]*[.$H$2])+([.B4]*-[.$I$2])+([.C4]*[.$J$2])+([.A5]*[.$H$3])+([.B5]*[.$I$3])+([.C5]*[.$J$3])+([.A6]*[.$H$4])+([.B6]*[.$I$4])+([.C6]*[.$J$4]))" office:value-type="float" office:value="55" calcext:value-type="float">
            <text:p>55</text:p>
          </table:table-cell>
          <table:table-cell table:style-name="ce41" table:formula="of:=SUM(([.B4]*[.$H$2])+([.C4]*-[.$I$2])+([.D4]*[.$J$2])+([.B5]*[.$H$3])+([.C5]*[.$I$3])+([.D5]*[.$J$3])+([.B6]*[.$H$4])+([.C6]*[.$I$4])+([.D6]*[.$J$4]))" office:value-type="float" office:value="34" calcext:value-type="float">
            <text:p>34</text:p>
          </table:table-cell>
          <table:table-cell table:style-name="ce41" table:formula="of:=SUM(([.C4]*[.$H$2])+([.D4]*-[.$I$2])+([.E4]*[.$J$2])+([.C5]*[.$H$3])+([.D5]*[.$I$3])+([.E5]*[.$J$3])+([.C6]*[.$H$4])+([.D6]*[.$I$4])+([.E6]*[.$J$4]))" office:value-type="float" office:value="55" calcext:value-type="float">
            <text:p>55</text:p>
          </table:table-cell>
          <table:table-cell table:style-name="ce41" table:formula="of:=SUM(([.D4]*[.$H$2])+([.E4]*-[.$I$2])+([.F4]*[.$J$2])+([.D5]*[.$H$3])+([.E5]*[.$I$3])+([.F5]*[.$J$3])+([.D6]*[.$H$4])+([.E6]*[.$I$4])+([.F6]*[.$J$4]))" office:value-type="float" office:value="76" calcext:value-type="float">
            <text:p>76</text:p>
          </table:table-cell>
          <table:table-cell table:style-name="ce41" table:formula="of:=SUM(([.E4]*[.$H$2])+([.F4]*-[.$I$2])+([.G4]*[.$J$2])+([.E5]*[.$H$3])+([.F5]*[.$I$3])+([.G5]*[.$J$3])+([.E6]*[.$H$4])+([.F6]*[.$I$4])+([.G6]*[.$J$4]))" office:value-type="float" office:value="15" calcext:value-type="float">
            <text:p>15</text:p>
          </table:table-cell>
          <table:table-cell table:style-name="ce28"/>
          <table:table-cell table:number-columns-repeated="5" table:style-name="ce34"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/>
          <table:table-cell table:style-name="ce41" table:formula="of:=SUM(([.A5]*[.$H$2])+([.B5]*-[.$I$2])+([.C5]*[.$J$2])+([.A6]*[.$H$3])+([.B6]*[.$I$3])+([.C6]*[.$J$3])+([.A7]*[.$H$4])+([.B7]*[.$I$4])+([.C7]*[.$J$4]))" office:value-type="float" office:value="27" calcext:value-type="float">
            <text:p>27</text:p>
          </table:table-cell>
          <table:table-cell table:style-name="ce41" table:formula="of:=SUM(([.B5]*[.$H$2])+([.C5]*-[.$I$2])+([.D5]*[.$J$2])+([.B6]*[.$H$3])+([.C6]*[.$I$3])+([.D6]*[.$J$3])+([.B7]*[.$H$4])+([.C7]*[.$I$4])+([.D7]*[.$J$4]))" office:value-type="float" office:value="34" calcext:value-type="float">
            <text:p>34</text:p>
          </table:table-cell>
          <table:table-cell table:style-name="ce41" table:formula="of:=SUM(([.C5]*[.$H$2])+([.D5]*-[.$I$2])+([.E5]*[.$J$2])+([.C6]*[.$H$3])+([.D6]*[.$I$3])+([.E6]*[.$J$3])+([.C7]*[.$H$4])+([.D7]*[.$I$4])+([.E7]*[.$J$4]))" office:value-type="float" office:value="53" calcext:value-type="float">
            <text:p>53</text:p>
          </table:table-cell>
          <table:table-cell table:style-name="ce41" table:formula="of:=SUM(([.D5]*[.$H$2])+([.E5]*-[.$I$2])+([.F5]*[.$J$2])+([.D6]*[.$H$3])+([.E6]*[.$I$3])+([.F6]*[.$J$3])+([.D7]*[.$H$4])+([.E7]*[.$I$4])+([.F7]*[.$J$4]))" office:value-type="float" office:value="39" calcext:value-type="float">
            <text:p>39</text:p>
          </table:table-cell>
          <table:table-cell table:style-name="ce41" table:formula="of:=SUM(([.E5]*[.$H$2])+([.F5]*-[.$I$2])+([.G5]*[.$J$2])+([.E6]*[.$H$3])+([.F6]*[.$I$3])+([.G6]*[.$J$3])+([.E7]*[.$H$4])+([.F7]*[.$I$4])+([.G7]*[.$J$4]))" office:value-type="float" office:value="33" calcext:value-type="float">
            <text:p>33</text:p>
          </table:table-cell>
          <table:table-cell table:style-name="ce28"/>
          <table:table-cell table:number-columns-repeated="5" table:style-name="ce34"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6">
          <table:table-cell/>
          <table:table-cell office:value-type="string" calcext:value-type="string">
            <text:p>0*4 + 1*-2 + 2*3 + </text:p>
          </table:table-cell>
          <table:table-cell office:value-type="string" calcext:value-type="string">
            <text:p>1*4 + 2*-2 + 0*3 + </text:p>
          </table:table-cell>
          <table:table-cell office:value-type="string" calcext:value-type="string">
            <text:p>2*4 + 0*-2 + 0*3 + </text:p>
          </table:table-cell>
          <table:table-cell office:value-type="string" calcext:value-type="string">
            <text:p>0*4 + 0*-2 + 3*3 + </text:p>
          </table:table-cell>
          <table:table-cell office:value-type="string" calcext:value-type="string">
            <text:p>0*4 + 3*-2 + 0*3 + </text:p>
          </table:table-cell>
          <table:table-cell table:number-columns-repeated="10"/>
        </table:table-row>
        <table:table-row table:style-name="ro6">
          <table:table-cell/>
          <table:table-cell office:value-type="string" calcext:value-type="string">
            <text:p>0*1 + 0*-1 + 1*7 + </text:p>
          </table:table-cell>
          <table:table-cell office:value-type="string" calcext:value-type="string">
            <text:p>0*1 + 1*-1 + 1*7 + </text:p>
          </table:table-cell>
          <table:table-cell office:value-type="string" calcext:value-type="string">
            <text:p>1*1 + 1*-1 + 0*7 + </text:p>
          </table:table-cell>
          <table:table-cell office:value-type="string" calcext:value-type="string">
            <text:p>1*1 + 0*-1 + 2*7 + </text:p>
          </table:table-cell>
          <table:table-cell office:value-type="string" calcext:value-type="string">
            <text:p>0*1 + 2*-1 + 0*7 + </text:p>
          </table:table-cell>
          <table:table-cell table:number-columns-repeated="10"/>
        </table:table-row>
        <table:table-row table:style-name="ro6">
          <table:table-cell/>
          <table:table-cell office:value-type="string" calcext:value-type="string">
            <text:p>0*4 + 4*-3 + 1*5 = 8</text:p>
          </table:table-cell>
          <table:table-cell office:value-type="string" calcext:value-type="string">
            <text:p>4*4 + 1*-3 + 1*5 = 32</text:p>
          </table:table-cell>
          <table:table-cell office:value-type="string" calcext:value-type="string">
            <text:p>1*4 + 1*-3 + 2*5 = 19</text:p>
          </table:table-cell>
          <table:table-cell office:value-type="string" calcext:value-type="string">
            <text:p>1*4 + 2*-3 + 3*5 = 37</text:p>
          </table:table-cell>
          <table:table-cell office:value-type="string" calcext:value-type="string">
            <text:p>2*4 + 3*-3 + 0*5 = 3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number-columns-repeated="10"/>
        </table:table-row>
        <table:table-row table:style-name="ro6">
          <table:table-cell/>
          <table:table-cell office:value-type="string" calcext:value-type="string">
            <text:p>0*4 + 0*-2 + 1*3 + </text:p>
          </table:table-cell>
          <table:table-cell office:value-type="string" calcext:value-type="string">
            <text:p>0*4 + 1*-2 + 1*3 + </text:p>
          </table:table-cell>
          <table:table-cell office:value-type="string" calcext:value-type="string">
            <text:p>1*4 + 1*-2 + 0*3 + </text:p>
          </table:table-cell>
          <table:table-cell office:value-type="string" calcext:value-type="string">
            <text:p>1*4 + 0*-2 + 2*3 + </text:p>
          </table:table-cell>
          <table:table-cell office:value-type="string" calcext:value-type="string">
            <text:p>0*4 + 2*-2 + 0*3 + </text:p>
          </table:table-cell>
          <table:table-cell table:number-columns-repeated="10"/>
        </table:table-row>
        <table:table-row table:style-name="ro6">
          <table:table-cell/>
          <table:table-cell office:value-type="string" calcext:value-type="string">
            <text:p>0*1 + 4*-1 + 1*7 + </text:p>
          </table:table-cell>
          <table:table-cell office:value-type="string" calcext:value-type="string">
            <text:p>4*1 + 1*-1 + 1*7 + </text:p>
          </table:table-cell>
          <table:table-cell office:value-type="string" calcext:value-type="string">
            <text:p>1*1 + 1*-1 + 2*7 + </text:p>
          </table:table-cell>
          <table:table-cell office:value-type="string" calcext:value-type="string">
            <text:p>1*1 + 2*-1 + 3*7 + </text:p>
          </table:table-cell>
          <table:table-cell office:value-type="string" calcext:value-type="string">
            <text:p>2*1 + 3*-1 + 0*7 + </text:p>
          </table:table-cell>
          <table:table-cell table:number-columns-repeated="10"/>
        </table:table-row>
        <table:table-row table:style-name="ro6">
          <table:table-cell/>
          <table:table-cell office:value-type="string" calcext:value-type="string">
            <text:p>0*4 + 1*-3 + 7*5 = 38</text:p>
          </table:table-cell>
          <table:table-cell office:value-type="string" calcext:value-type="string">
            <text:p>1*4 + 7*-3 + 0*5 = -2</text:p>
          </table:table-cell>
          <table:table-cell office:value-type="string" calcext:value-type="string">
            <text:p>7*4 + 0*-3 + 4*5 = 68</text:p>
          </table:table-cell>
          <table:table-cell office:value-type="string" calcext:value-type="string">
            <text:p>0*4 + 4*-3 + 8*5 = 58</text:p>
          </table:table-cell>
          <table:table-cell office:value-type="string" calcext:value-type="string">
            <text:p>4*4 + 8*-3 + 0*5 = -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number-columns-repeated="10"/>
        </table:table-row>
        <table:table-row table:style-name="ro6">
          <table:table-cell/>
          <table:table-cell office:value-type="string" calcext:value-type="string">
            <text:p>0*4 + 4*-2 + 1*3 + </text:p>
          </table:table-cell>
          <table:table-cell office:value-type="string" calcext:value-type="string">
            <text:p>4*4 + 1*-2 + 1*3 + </text:p>
          </table:table-cell>
          <table:table-cell office:value-type="string" calcext:value-type="string">
            <text:p>1*4 + 1*-2 + 2*3 + </text:p>
          </table:table-cell>
          <table:table-cell office:value-type="string" calcext:value-type="string">
            <text:p>1*4 + 2*-2 + 3*3 + </text:p>
          </table:table-cell>
          <table:table-cell office:value-type="string" calcext:value-type="string">
            <text:p>2*4 + 3*-2 + 0*3 + </text:p>
          </table:table-cell>
          <table:table-cell table:number-columns-repeated="10"/>
        </table:table-row>
        <table:table-row table:style-name="ro6">
          <table:table-cell/>
          <table:table-cell office:value-type="string" calcext:value-type="string">
            <text:p>0*1 + 1*-1 + 7*7 + </text:p>
          </table:table-cell>
          <table:table-cell office:value-type="string" calcext:value-type="string">
            <text:p>1*1 + 7*-1 + 0*7 + </text:p>
          </table:table-cell>
          <table:table-cell office:value-type="string" calcext:value-type="string">
            <text:p>7*1 + 0*-1 + 4*7 + </text:p>
          </table:table-cell>
          <table:table-cell office:value-type="string" calcext:value-type="string">
            <text:p>0*1 + 4*-1 + 8*7 + </text:p>
          </table:table-cell>
          <table:table-cell office:value-type="string" calcext:value-type="string">
            <text:p>4*1 + 8*-1 + 0*7 + </text:p>
          </table:table-cell>
          <table:table-cell table:number-columns-repeated="10"/>
        </table:table-row>
        <table:table-row table:style-name="ro6">
          <table:table-cell/>
          <table:table-cell office:value-type="string" calcext:value-type="string">
            <text:p>0*4 + 3*-3 + 1*5 = 55</text:p>
          </table:table-cell>
          <table:table-cell office:value-type="string" calcext:value-type="string">
            <text:p>3*4 + 1*-3 + 2*5 = 34</text:p>
          </table:table-cell>
          <table:table-cell office:value-type="string" calcext:value-type="string">
            <text:p>1*4 + 2*-3 + 2*5 = 55</text:p>
          </table:table-cell>
          <table:table-cell office:value-type="string" calcext:value-type="string">
            <text:p>2*4 + 2*-3 + 1*5 = 76</text:p>
          </table:table-cell>
          <table:table-cell office:value-type="string" calcext:value-type="string">
            <text:p>2*4 + 1*-3 + 0*5 = 1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08:45:07.260064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2:02:00.548884822</meta:creation-date>
    <dc:date>2020-04-21T13:36:24.824317438</dc:date>
    <meta:editing-duration>PT8H18M20S</meta:editing-duration>
    <meta:editing-cycles>12</meta:editing-cycles>
    <meta:generator>LibreOffice/6.2.8.2$Linux_X86_64 LibreOffice_project/20$Build-2</meta:generator>
    <meta:document-statistic meta:table-count="4" meta:cell-count="899" meta:object-count="0"/>
  </office:meta>
</office:document-meta>
</file>